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cm" fo:margin-right="0cm" fo:text-align="justify" style:justify-single-word="false" fo:text-indent="0cm"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P154"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3"/>
      <text:h text:style-name="P15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8"><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3. Норф</text:h>
      <text:p text:style-name="P81"/>
      <text:p text:style-name="P21">Глава IV. Пределы магии</text:p>
      <text:p text:style-name="P18"/>
      <text:p text:style-name="P21">Вашему покорному слуге известны четыре предела магии: </text:p>
      <text:p text:style-name="P21"/>
      <text:list xml:id="list2211011532919128349"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1" text:outline-level="2"><text:soft-page-break/>8. Стыд</text:h>
      <text:p text:style-name="P140"/>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text:soft-page-break/>–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1"><text:span text:style-name="T37">– </text:span><text:span text:style-name="T37">Я… </text:span><text:span text:style-name="T37">э-э-э… м-м-м… П</text:span><text:span text:style-name="T37">ринцесс</text:span><text:span text:style-name="T37">а-</text:span><text:span text:style-name="T37">Селести</text:span><text:span text:style-name="T37">я-назначила-тебя-моим-помощником-утренним-письмом.</text:span><text:span text:style-name="T37"> – </text:span><text:span text:style-name="T37">я едва разбирал скороговорку Твайлайт. – Буду-рада-принять-от-тебя-посильную-помощь-в-исследованиях.-Сначала-мы-будем…</text:span></text:p>
      <text:p text:style-name="P1"><text:span text:style-name="T37">Единорожку прервал </text:span><text:span text:style-name="T37">нарастающий </text:span><text:span text:style-name="T37">свист </text:span><text:span text:style-name="T37">откуда-то снизу</text:span><text:span text:style-name="T37">.</text:span></text:p>
      <text:p text:style-name="P1"><text:span text:style-name="T37">– </text:span><text:span text:style-name="T37">О</text:span><text:span text:style-name="T37">й</text:span><text:span text:style-name="T37">-ёй! </text:span><text:span text:style-name="T37">Совсем забыла про ускоритель! </text:span><text:span text:style-name="T37">Я </text:span><text:span text:style-name="T37">сейчас!</text:span></text:p>
      <text:p text:style-name="P1"><text:span text:style-name="T37">Твайлайт </text:span><text:span text:style-name="T37">метнулась к лестнице в подвал.</text:span></text:p>
      <text:p text:style-name="P35"/>
      <text:p text:style-name="P1"><text:span text:style-name="T37">Я </text:span><text:span text:style-name="T28">присел на лавочку</text:span><text:span text:style-name="T37">. Опять солнцезадая думает за тебя, Анон! Ну вот кто её просит? Ты не ребёнок! </text:span></text:p>
      <text:p text:style-name="P35"/>
      <text:p text:style-name="P1"><text:span text:style-name="T37">Лёгкий шорох привлёк моё внимание. С площадки верхнего яруса библиотеки на меня смотрел </text:span><text:span text:style-name="T37">дракончик. Тот самый, что уже встречался мне на базаре.</text:span></text:p>
      <text:p text:style-name="P35"/>
      <text:p text:style-name="P35"/>
      <text:p text:style-name="P48">БДЫЩЬ!!!</text:p>
      <text:p text:style-name="P35"/>
      <text:p text:style-name="P1"><text:span text:style-name="T37">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5"/>
      <text:p text:style-name="P35"/>
      <text:p text:style-name="P35">&lt;Твайлайт врёт о том, что Анон назначен руководителем. Спайк незаметно вручает Анону письмо, где Селестия таки назначает его руководителем&gt;</text:p>
      <text:p text:style-name="P35"/>
      <text:p text:style-name="P35"/>
      <text:p text:style-name="P35"/>
      <text:p text:style-name="P35"/>
      <text:p text:style-name="P35"/>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text:soft-page-break/>–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text:soft-page-break/></text:p>
      <text:p text:style-name="P49">***</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text:span><text:soft-page-break/><text:span text:style-name="T40">—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59"><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text:soft-page-break/>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text:soft-page-break/>–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text:soft-page-break/>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text:soft-page-break/>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text:soft-page-break/>–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text:span><text:span text:style-name="T22">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5"><text:soft-page-break/>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text:span><text:span text:style-name="T1">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text:soft-page-break/>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oft-page-break/><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text:soft-page-break/>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text:soft-page-break/>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oft-page-break/><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text:soft-page-break/>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text:soft-page-break/>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text:soft-page-break/>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oft-page-break/><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oft-page-break/><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text:soft-page-break/>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text:soft-page-break/>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oft-page-break/><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soft-page-break/></text:p>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text:soft-page-break/></text:p>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text:soft-page-break/>–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text:soft-page-break/></text:p>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text:soft-page-break/>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text:soft-page-break/></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text:soft-page-break/>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oft-page-break/><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text:soft-page-break/>–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oft-page-break/><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soft-page-break/>…</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text:soft-page-break/>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2"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text:soft-page-break/>–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text:soft-page-break/>–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text:soft-page-break/>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text:soft-page-break/></text:p>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text:soft-page-break/></text:p>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text:soft-page-break/>–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0"/>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text:soft-page-break/></text:p>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3"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text:soft-page-break/>–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text:soft-page-break/>–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text:soft-page-break/>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text:soft-page-break/>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8"/>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1" text:outline-level="2">2<text:span text:style-name="T1">9</text:span>. Отбытие</text:h>
      <text:p text:style-name="P115"/>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text:soft-page-break/>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text:soft-page-break/>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text:soft-page-break/></text:p>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text:soft-page-break/></text:p>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text:soft-page-break/></text:p>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text:soft-page-break/>–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text:soft-page-break/></text:p>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soft-page-break/>~~~</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text:soft-page-break/>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23T07:34:00.44</dc:date>
    <meta:editing-duration>P153DT9H24M46S</meta:editing-duration>
    <meta:editing-cycles>974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0" meta:paragraph-count="4869" meta:word-count="107328" meta:character-count="682453"/>
  </office:meta>
</office:document-meta>
</file>